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4545" fo:font-size="9pt" style:font-size-asian="9pt" style:font-size-complex="9pt"/>
    </style:style>
    <style:style style:name="P2" style:family="paragraph" style:parent-style-name="Standard" style:master-page-name="Standard">
      <style:paragraph-properties style:page-number="1"/>
    </style:style>
    <style:style style:name="T1" style:family="text">
      <style:text-properties fo:color="#454545" fo:font-size="9pt" style:text-underline-style="solid" style:text-underline-width="auto" style:text-underline-color="font-color" fo:font-weight="bold" style:font-size-asian="9pt" style:font-weight-asian="bold" style:font-size-complex="9pt"/>
    </style:style>
    <style:style style:name="T2" style:family="text">
      <style:text-properties fo:color="#454545" fo:font-size="9pt" style:text-underline-style="solid" style:text-underline-width="auto" style:text-underline-color="font-color" style:font-size-asian="9pt" style:font-size-complex="9pt"/>
    </style:style>
    <style:style style:name="T3" style:family="text">
      <style:text-properties fo:color="#454545" fo:font-size="9pt" style:font-size-asian="9pt" style:font-size-complex="9pt"/>
    </style:style>
    <style:style style:name="T4" style:family="text">
      <style:text-properties fo:color="#454545" fo:font-size="9pt" fo:font-style="italic" style:font-size-asian="9pt" style:font-style-asian="italic" style:font-size-complex="9pt"/>
    </style:style>
    <style:style style:name="T5" style:family="text">
      <style:text-properties fo:color="#454545" fo:font-size="9pt" fo:font-style="italic" fo:font-weight="bold" style:font-size-asian="9pt" style:font-style-asian="italic" style:font-weight-asian="bold" style:font-size-complex="9pt"/>
    </style:style>
    <style:style style:name="T6" style:family="text">
      <style:text-properties fo:color="#454545" fo:font-size="9pt" fo:font-weight="bold" style:font-size-asian="9pt" style:font-weight-asian="bold"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illy Guide to CSS</text:span></text:p>
      <text:p text:style-name="P1"/>
      <text:p text:style-name="Standard"><text:span text:style-name="T3">style=“color: …;” changes colour of text</text:span></text:p>
      <text:p text:style-name="Standard"><text:span text:style-name="T3">&lt;h1 style=“color: red;”&gt;Hello&lt;/h1&gt;</text:span></text:p>
      <text:p text:style-name="Standard"><text:span text:style-name="T3">“Hello” would be in red</text:span></text:p>
      <text:p text:style-name="Standard"><text:span text:style-name="T3">*Note that it is a good practice to end inline style declarations with a ; *</text:span></text:p>
      <text:p text:style-name="P1"/>
      <text:p text:style-name="Standard"><text:span text:style-name="T3">&lt;style&gt;</text:span></text:p>
      <text:p text:style-name="Standard"><text:span text:style-name="T3">this is a style block</text:span></text:p>
      <text:p text:style-name="Standard"><text:span text:style-name="T3">&lt;/style&gt;</text:span></text:p>
      <text:p text:style-name="P1"/>
      <text:p text:style-name="Standard"><text:span text:style-name="T3">&lt;style&gt;</text:span></text:p>
      <text:p text:style-name="Standard"><text:span text:style-name="T3"><text:s text:c="2"/>.red-text {</text:span></text:p>
      <text:p text:style-name="Standard"><text:span text:style-name="T3"><text:s text:c="4"/>color: red;</text:span></text:p>
      <text:p text:style-name="Standard"><text:span text:style-name="T3"><text:s text:c="8"/>}</text:span></text:p>
      <text:p text:style-name="Standard"><text:span text:style-name="T3">&lt;/style&gt;</text:span></text:p>
      <text:p text:style-name="P1"/>
      <text:p text:style-name="Standard"><text:span text:style-name="T4">Note that it's important to have both opening and closing curly braces ({ and }) around each element's style rule(s). You also need to make sure that your element's style definition is between the opening and closing style tags. Finally, be sure to add a semicolon to the end of each of your element's style rules.</text:span></text:p>
      <text:p text:style-name="P1"/>
      <text:p text:style-name="Standard"><text:span text:style-name="T3">font-size: 30px; = changes font size to 30 pixels</text:span></text:p>
      <text:p text:style-name="Standard"><text:soft-page-break/><text:span text:style-name="T3">font-family: times-new-roman; = changes font of element to times new roman</text:span></text:p>
      <text:p text:style-name="P1"/>
      <text:p text:style-name="Standard"><text:span text:style-name="T4">To import a Google Font, you can copy the font's URL from the Google Fonts library and then paste it in your HTML.</text:span></text:p>
      <text:p text:style-name="P1"/>
      <text:p text:style-name="Standard"><text:span text:style-name="T3">font-family: Helvetica, sans-serif; <text:s text:c="5"/>this will use the “sans-serif” font type when “Helvetica” is not available.</text:span></text:p>
      <text:p text:style-name="P1"/>
      <text:p text:style-name="Standard"><text:span text:style-name="T3">&lt;style&gt;</text:span></text:p>
      <text:p text:style-name="Standard"><text:span text:style-name="T3"><text:s text:c="4"/>.class-here { width: 100px; } <text:s text:c="8"/>changes width of image</text:span></text:p>
      <text:p text:style-name="Standard"><text:span text:style-name="T3">&lt;/style&gt; <text:s text:c="44"/>change “width”-“height” to change height of image</text:span></text:p>
      <text:p text:style-name="P1"/>
      <text:p text:style-name="Standard"><text:span text:style-name="T3">&lt;style&gt;</text:span></text:p>
      <text:p text:style-name="Standard"><text:span text:style-name="T3"><text:s text:c="5"/>.border-class-here {</text:span></text:p>
      <text:p text:style-name="Standard"><text:span text:style-name="T3"><text:s text:c="6"/>border-color: green; <text:s text:c="14"/>changes colour of border</text:span></text:p>
      <text:p text:style-name="Standard"><text:span text:style-name="T3"><text:s text:c="6"/>border-width: 10px; <text:s text:c="15"/>changes width of border</text:span></text:p>
      <text:p text:style-name="Standard"><text:span text:style-name="T3"><text:s text:c="6"/>border-style: solid; <text:s text:c="16"/>changes type of border\</text:span></text:p>
      <text:p text:style-name="Standard"><text:span text:style-name="T3"><text:s text:c="6"/>border-radius: 10px; <text:s text:c="13"/>rounds sharp corners</text:span></text:p>
      <text:p text:style-name="Standard"><text:span text:style-name="T3"><text:s text:c="6"/>border-radius: 50%; <text:s text:c="14"/>creates a circle border</text:span></text:p>
      <text:p text:style-name="Standard"><text:span text:style-name="T3"><text:s text:c="6"/>background-color: ; <text:s text:c="15"/>changes elements background color </text:span></text:p>
      <text:p text:style-name="Standard"><text:span text:style-name="T3">&lt;/style&gt; </text:span></text:p>
      <text:p text:style-name="P1"/>
      <text:p text:style-name="Standard"><text:span text:style-name="T3"><text:s/>^this will make a solid, green border, 10 pixels wide</text:span></text:p>
      <text:p text:style-name="P1"><text:soft-page-break/></text:p>
      <text:p text:style-name="P1"/>
      <text:p text:style-name="Standard"><text:span text:style-name="T6">padding</text:span><text:span text:style-name="T3"> = controls amount of space between element content and border</text:span></text:p>
      <text:p text:style-name="Standard"><text:span text:style-name="T3">CSS allows you to control the padding of all four individual sides of an element with the </text:span><text:span text:style-name="T6">padding-top</text:span><text:span text:style-name="T3">,</text:span><text:span text:style-name="T6"> padding-right</text:span><text:span text:style-name="T3">,</text:span><text:span text:style-name="T6"> padding-bottom</text:span><text:span text:style-name="T3">, and</text:span><text:span text:style-name="T6"> padding-left </text:span><text:span text:style-name="T3">properties.</text:span></text:p>
      <text:p text:style-name="Standard"><text:span text:style-name="T3">ex:</text:span></text:p>
      <text:p text:style-name="Standard"><text:span text:style-name="T3">padding: 10px 20px 10px 20px;</text:span></text:p>
      <text:p text:style-name="P1"/>
      <text:p text:style-name="Standard"><text:span text:style-name="T6">margin</text:span><text:span text:style-name="T3"> = controls amount of space between element border and surrounding elements. If you set an element's margin to a negative value, the element will grow larger.</text:span></text:p>
      <text:p text:style-name="Standard"><text:span text:style-name="T3">CSS allows you to control the margin of all four individual sides of an element with the </text:span><text:span text:style-name="T6">margin-top, margin-right, margin-bottom</text:span><text:span text:style-name="T3">, and </text:span><text:span text:style-name="T6">margin-left</text:span><text:span text:style-name="T3"> properties.</text:span></text:p>
      <text:p text:style-name="Standard"><text:span text:style-name="T3">ex:</text:span></text:p>
      <text:p text:style-name="Standard"><text:span text:style-name="T3">margin: 10px 20px 10px 20px;</text:span></text:p>
      <text:p text:style-name="P1"/>
      <text:p text:style-name="P1"/>
      <text:p text:style-name="Standard"><text:span text:style-name="T6"><text:s text:c="10"/>TOP <text:s text:c="20"/></text:span><text:span text:style-name="T3">works clockwise: top, right, bottom, left</text:span></text:p>
      <text:p text:style-name="Standard"><text:span text:style-name="T6">LEFT <text:s text:c="6"/>RIGHT</text:span></text:p>
      <text:p text:style-name="Standard"><text:span text:style-name="T6"><text:s text:c="6"/>BOTTOM</text:span></text:p>
      <text:p text:style-name="P1"/>
      <text:p text:style-name="Standard"><text:span text:style-name="T2">CSS Selectors</text:span></text:p>
      <text:p text:style-name="Standard"><text:span text:style-name="T6">id</text:span><text:span text:style-name="T3">= Selects an element based on the value of its id attribute. There should be only one element with a given ID in a document.<text:tab/>#</text:span></text:p>
      <text:p text:style-name="Standard"><text:span text:style-name="T6">class</text:span><text:span text:style-name="T3">= Selects all elements that have the given class attribute.<text:tab/>.</text:span></text:p>
      <text:p text:style-name="Standard"><text:span text:style-name="T6">attribute</text:span><text:span text:style-name="T3">= Selects all elements that have the given attribute.<text:tab/>[attr=value]</text:span></text:p>
      <text:p text:style-name="Standard"><text:soft-page-break/><text:span text:style-name="T6">type</text:span><text:span text:style-name="T3">=Selects all elements that have the given node name.<text:tab/><text:tab/>input</text:span></text:p>
      <text:p text:style-name="Standard"><text:span text:style-name="T6">universal</text:span><text:span text:style-name="T3">= Selects all elements. Optionally, it may be restricted to a specific namespace or to all namespaces.<text:tab/>*</text:span></text:p>
      <text:p text:style-name="Standard"><text:span text:style-name="T6">root</text:span><text:span text:style-name="T3">= pseudo</text:span><text:span text:style-name="T4">-class</text:span><text:span text:style-name="T3"> selector that matches the root element of the document, usually the html element.<text:tab/>:root</text:span></text:p>
      <text:p text:style-name="Standard"><text:span text:style-name="T2">Absolute Units</text:span></text:p>
      <text:p text:style-name="Standard"><text:span text:style-name="T3">Absolute units tie to physical units of length. For example, in and mm refer to inches and millimeters, respectively. Absolute length units approximate the actual measurement on a screen, but there are some differences depending on a screen's resolution.</text:span></text:p>
      <text:p text:style-name="P1"/>
      <text:p text:style-name="Standard"><text:span text:style-name="T2">Relative Units</text:span></text:p>
      <text:p text:style-name="Standard"><text:span text:style-name="T3">Relative units, such as em or rem, are relative to another length value. For example, em is based on the size of an element's font. If you use it to set the font-size property itself, it's relative to the parent's font-size.</text:span></text:p>
      <text:p text:style-name="P1"/>
      <text:p text:style-name="Standard"><text:span text:style-name="T2">Class</text:span></text:p>
      <text:p text:style-name="Standard"><text:span text:style-name="T6">class</text:span><text:span text:style-name="T3"> overrides </text:span><text:span text:style-name="T6">body</text:span></text:p>
      <text:p text:style-name="Standard"><text:span text:style-name="T3">reference </text:span><text:span text:style-name="T6">classes</text:span><text:span text:style-name="T3"> with . in front of name</text:span></text:p>
      <text:p text:style-name="Standard"><text:span text:style-name="T3">&lt;h2 class=“red-text blue-text”&gt; &lt;/h2&gt;</text:span></text:p>
      <text:p text:style-name="Standard"><text:span text:style-name="T3">.red-text {</text:span></text:p>
      <text:p text:style-name="Standard"><text:span text:style-name="T3"><text:s text:c="3"/>color: red; }</text:span></text:p>
      <text:p text:style-name="Standard"><text:span text:style-name="T6">Classes</text:span><text:span text:style-name="T3"> allow you to use the same CSS styles on multiple HTML elements.</text:span></text:p>
      <text:p text:style-name="Standard"><text:span text:style-name="T4">It doesn't matter which order the classes are listed in the HTML element. However, the order of the </text:span><text:span text:style-name="T5">class</text:span><text:span text:style-name="T4"> declarations in the &lt;style&gt; section is what is important. </text:span><text:span text:style-name="T5">The second declaration will always take precedence over the first.</text:span></text:p>
      <text:p text:style-name="P1"/>
      <text:p text:style-name="Standard"><text:span text:style-name="T2">ID</text:span></text:p>
      <text:p text:style-name="Standard"><text:span text:style-name="T6">id </text:span><text:span text:style-name="T3">overrides</text:span><text:span text:style-name="T6"> class</text:span></text:p>
      <text:p text:style-name="Standard"><text:span text:style-name="T3">reference i</text:span><text:span text:style-name="T6">ds </text:span><text:span text:style-name="T3">with # in front of name</text:span></text:p>
      <text:p text:style-name="Standard"><text:soft-page-break/><text:span text:style-name="T3">&lt;h2 id=“red-text”&gt; &lt;/h2&gt;</text:span></text:p>
      <text:p text:style-name="Standard"><text:span text:style-name="T3">#red-text {</text:span></text:p>
      <text:p text:style-name="Standard"><text:span text:style-name="T3"><text:s text:c="3"/>color:red; }</text:span></text:p>
      <text:p text:style-name="P1"/>
      <text:p text:style-name="Standard"><text:span text:style-name="T3">Inline styles override all CSS declarations in style element:</text:span></text:p>
      <text:p text:style-name="Standard"><text:span text:style-name="T3">&lt;h2 style=“color: red;&gt;&lt;/h2&gt;</text:span></text:p>
      <text:p text:style-name="P1"/>
      <text:p text:style-name="Standard"><text:span text:style-name="T3">color: red </text:span><text:span text:style-name="T6">!important</text:span><text:span text:style-name="T3">;<text:tab/><text:tab/>!important = override all other CSS and use this</text:span></text:p>
      <text:p text:style-name="P1"/>
      <text:p text:style-name="Standard"><text:span text:style-name="T2">Hex Code</text:span></text:p>
      <text:p text:style-name="Standard"><text:span text:style-name="T4">Hexadecimals</text:span><text:span text:style-name="T3"> (or </text:span><text:span text:style-name="T4">hex</text:span><text:span text:style-name="T3">) are base 16 numbers. This means it uses sixteen distinct symbols. Like decimals, the symbols 0-9 represent the values zero to nine. Then A,B,C,D,E,F represent the values ten to fifteen. Altogether, 0 to F can represent a digit in hexadecimal, giving us 16 total possible values.</text:span></text:p>
      <text:p text:style-name="Standard"><text:span text:style-name="T3">The digit 0 is the lowest number in hex code, and represents a complete absence of color.</text:span></text:p>
      <text:p text:style-name="Standard"><text:span text:style-name="T3">The digit F is the highest number in hex code, and represents the maximum possible brightness.</text:span></text:p>
      <text:p text:style-name="Standard"><text:span text:style-name="T3">Black=#000000<text:tab/><text:tab/>Red=#FF0000 (#F00)<text:tab/>Green=#00FF00 (#0F0)<text:tab/>Orange=#FFA500 Dodger Blue=#1E90FF<text:tab/><text:tab/>Cyan=#0FF<text:tab/>Fuchsia=#F0F</text:span></text:p>
      <text:p text:style-name="Standard"><text:span text:style-name="T3">RGB = Instead of using six hexadecimal digits like you do with hex code, with RGB you specify the brightness of each color with a number between 0 and 255.</text:span></text:p>
      <text:p text:style-name="Standard"><text:span text:style-name="T3">Black= rgb(0, 0, 0)<text:tab/>White= rgb(255, 255, 255)<text:tab/><text:tab/>Blue= rgb(0, 0, 255)</text:span></text:p>
      <text:p text:style-name="Standard"><text:span text:style-name="T3">Red= rgb(255, 0, 0)<text:tab/>Orchid= rgb(218, 112, 214)<text:tab/>Sienna= rgb(160, 82, 45)</text:span></text:p>
      <text:p text:style-name="P1"/>
      <text:p text:style-name="P1"/>
      <text:p text:style-name="Standard"><text:span text:style-name="T3">To create a CSS variable, you just need to give it a name with two hyphens in front of it and assign it a value like this:</text:span></text:p>
      <text:p text:style-name="Standard"><text:span text:style-name="T3">--penguin-skin: gray;</text:span></text:p>
      <text:p text:style-name="P1"><text:soft-page-break/></text:p>
      <text:p text:style-name="Standard"><text:span text:style-name="T3">After you create your variable, you can assign its value to other CSS properties by referencing the name you gave it.</text:span></text:p>
      <text:p text:style-name="Standard"><text:span text:style-name="T3">background: var(--penguin-skin);</text:span></text:p>
      <text:p text:style-name="P1"/>
      <text:p text:style-name="Standard"><text:span text:style-name="T3">Fallback=When using your variable as a CSS property value, you can attach a fallback value that your browser will revert to if the given variable is invalid.</text:span></text:p>
      <text:p text:style-name="Standard"><text:span text:style-name="T3">background: var(--penguin-skin, blac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4" meta:word-count="860" meta:character-count="5479" meta:non-whitespace-character-count="4447"/>
    <meta:generator>LibreOfficeDev/6.0.5.2$Linux_X86_64 LibreOffice_project/</meta:generator>
  </office:meta>
</office:document-meta>
</file>